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986in" fo:margin-left="-0.1389in" table:align="left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4514in"/>
    </style:style>
    <style:style style:name="Table1.A1" style:family="table-cell">
      <style:table-cell-properties fo:padding="0.0382in" fo:border-left="0.05pt solid #000000" fo:border-right="2.3pt solid #000000" fo:border-top="0.05pt solid #000000" fo:border-bottom="2.3pt solid #000000"/>
    </style:style>
    <style:style style:name="Table1.B1" style:family="table-cell">
      <style:table-cell-properties fo:padding="0.0382in" fo:border-left="0.05pt solid #000000" fo:border-right="none" fo:border-top="0.05pt solid #000000" fo:border-bottom="2.3pt solid #000000"/>
    </style:style>
    <style:style style:name="Table1.E1" style:family="table-cell">
      <style:table-cell-properties fo:padding="0.0382in" fo:border-left="0.05pt solid #000000" fo:border-right="0.05pt solid #000000" fo:border-top="0.05pt solid #000000" fo:border-bottom="2.3pt solid #000000"/>
    </style:style>
    <style:style style:name="Table1.A2" style:family="table-cell">
      <style:table-cell-properties fo:padding="0.0382in" fo:border-left="0.05pt solid #000000" fo:border-right="2.3pt solid #000000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226a" officeooo:paragraph-rsid="0019226a"/>
    </style:style>
    <style:style style:name="P2" style:family="paragraph" style:parent-style-name="Table_20_Contents">
      <style:paragraph-properties fo:text-align="center" style:justify-single-word="false"/>
      <style:text-properties officeooo:rsid="0019226a" officeooo:paragraph-rsid="0019b52e"/>
    </style:style>
    <style:style style:name="P3" style:family="paragraph" style:parent-style-name="Table_20_Contents">
      <style:text-properties fo:font-size="10pt" officeooo:rsid="0019226a" officeooo:paragraph-rsid="001922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19226a" officeooo:paragraph-rsid="0019226a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officeooo:paragraph-rsid="0019226a"/>
    </style:style>
    <style:style style:name="T1" style:family="text">
      <style:text-properties officeooo:rsid="0019226a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9226a"/>
    </style:style>
    <style:style style:name="T4" style:family="text">
      <style:text-properties style:font-name="Liberation Serif"/>
    </style:style>
    <style:style style:name="T5" style:family="text">
      <style:text-properties style:text-position="super 58%" style:font-name="Liberation Serif"/>
    </style:style>
    <style:style style:name="T6" style:family="text">
      <style:text-properties style:text-position="super 58%" style:font-name="Liberation Serif" officeooo:rsid="0019226a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" officeooo:rsid="0019226a"/>
    </style:style>
    <style:style style:name="T9" style:family="text">
      <style:text-properties style:text-position="sub 58%" style:font-name="Liberation Serif" officeooo:rsid="0019b5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row table:style-name="TableLine94399321851616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">nSigmaTPCMax</text:p>
          </table:table-cell>
          <table:table-cell table:style-name="Table1.B1" office:value-type="string">
            <text:p text:style-name="P4">nSigmaTPCCombinedMax</text:p>
          </table:table-cell>
          <table:table-cell table:style-name="Table1.B1" office:value-type="string">
            <text:p text:style-name="P4">nSigmaTOFMax</text:p>
          </table:table-cell>
          <table:table-cell table:style-name="Table1.E1" office:value-type="string">
            <text:p text:style-name="P4">nSigmaTOFCombinedMax</text:p>
          </table:table-cell>
        </table:table-row>
        <table:table-row table:style-name="TableLine94399321851616">
          <table:table-cell table:style-name="Table1.A2" office:value-type="string">
            <text:p text:style-name="P3">TPC AND TOF(required)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n<text:span text:style-name="T2">σ</text:span><text:span text:style-name="T5">TPC</text:span></text:p>
          </table:table-cell>
          <table:table-cell table:style-name="Table1.B2" office:value-type="string">
            <text:p text:style-name="P1">0</text:p>
          </table:table-cell>
          <table:table-cell table:style-name="Table1.E2" office:value-type="string">
            <text:p text:style-name="P1">n<text:span text:style-name="T2">σ</text:span><text:span text:style-name="T5">TOF</text:span></text:p>
          </table:table-cell>
        </table:table-row>
        <table:table-row table:style-name="TableLine94399321851616">
          <table:table-cell table:style-name="Table1.A2" office:value-type="string">
            <text:p text:style-name="P3">TPC AND TOF(if available)</text:p>
          </table:table-cell>
          <table:table-cell table:style-name="Table1.B2" office:value-type="string">
            <text:p text:style-name="P1">n<text:span text:style-name="T2">σ</text:span><text:span text:style-name="T5">TPC</text:span>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0</text:p>
          </table:table-cell>
          <table:table-cell table:style-name="Table1.E2" office:value-type="string">
            <text:p text:style-name="P1">n<text:span text:style-name="T2">σ</text:span><text:span text:style-name="T5">TOF</text:span></text:p>
          </table:table-cell>
        </table:table-row>
        <table:table-row table:style-name="TableLine94399321851616">
          <table:table-cell table:style-name="Table1.A2" office:value-type="string">
            <text:p text:style-name="P3">TPC AND TOF(if available) looser cut on TPC if TOF</text:p>
          </table:table-cell>
          <table:table-cell table:style-name="Table1.B2" office:value-type="string">
            <text:p text:style-name="P2">n<text:span text:style-name="T2">σ</text:span><text:span text:style-name="T5">TPC</text:span><text:span text:style-name="T7">w</text:span><text:span text:style-name="T9">ithout</text:span><text:span text:style-name="T7">TOF</text:span></text:p>
          </table:table-cell>
          <table:table-cell table:style-name="Table1.B2" office:value-type="string">
            <text:p text:style-name="P5"><text:span text:style-name="T1">n</text:span><text:span text:style-name="T3">σ</text:span><text:span text:style-name="T6">TPC</text:span><text:span text:style-name="T8">w</text:span><text:span text:style-name="T9">ith</text:span><text:span text:style-name="T8">TOF</text:span></text:p>
          </table:table-cell>
          <table:table-cell table:style-name="Table1.B2" office:value-type="string">
            <text:p text:style-name="P1">0</text:p>
          </table:table-cell>
          <table:table-cell table:style-name="Table1.E2" office:value-type="string">
            <text:p text:style-name="P1">n<text:span text:style-name="T2">σ</text:span><text:span text:style-name="T5">TOF</text:span></text:p>
          </table:table-cell>
        </table:table-row>
        <table:table-row table:style-name="TableLine94399321851616">
          <table:table-cell table:style-name="Table1.A2" office:value-type="string">
            <text:p text:style-name="P3">TPC</text:p>
          </table:table-cell>
          <table:table-cell table:style-name="Table1.B2" office:value-type="string">
            <text:p text:style-name="P1">n<text:span text:style-name="T2">σ</text:span><text:span text:style-name="T5">TPC</text:span>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0</text:p>
          </table:table-cell>
          <table:table-cell table:style-name="Table1.E2" office:value-type="string">
            <text:p text:style-name="P1">9999</text:p>
          </table:table-cell>
        </table:table-row>
        <table:table-row table:style-name="TableLine94399321851616">
          <table:table-cell table:style-name="Table1.A2" office:value-type="string">
            <text:p text:style-name="P3">TOF (but hasTPC() requried)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9999</text:p>
          </table:table-cell>
          <table:table-cell table:style-name="Table1.B2" office:value-type="string">
            <text:p text:style-name="P1">0</text:p>
          </table:table-cell>
          <table:table-cell table:style-name="Table1.E2" office:value-type="string">
            <text:p text:style-name="P1">n<text:span text:style-name="T2">σ</text:span><text:span text:style-name="T5">TOF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16:33:04.489186689</meta:creation-date>
    <dc:date>2023-05-24T17:07:17.505311234</dc:date>
    <meta:editing-duration>PT24M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29" meta:word-count="46" meta:character-count="269" meta:non-whitespace-character-count="252"/>
  </office:meta>
</office:document-meta>
</file>